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100000201F531A71007D861AB.png" manifest:media-type="image/png"/>
  <manifest:file-entry manifest:full-path="Pictures/100002010000020100000201E94330284CF88B3A.png" manifest:media-type="image/png"/>
  <manifest:file-entry manifest:full-path="Pictures/100002E6000035050000350547C0DDCCD27000CB.svg" manifest:media-type="image/svg+xml"/>
  <manifest:file-entry manifest:full-path="Pictures/100002540000350500003505143370EBF44A777B.svg" manifest:media-type="image/svg+xml"/>
  <manifest:file-entry manifest:full-path="Pictures/1000020100000201000002013F888DAF7B2E8364.png" manifest:media-type="image/png"/>
  <manifest:file-entry manifest:full-path="Pictures/1000014D0000350500003505BDB1D2533A3A6FFE.svg" manifest:media-type="image/svg+xml"/>
  <manifest:file-entry manifest:full-path="Pictures/100001AF000035050000350577D7E0CFE75DA156.svg" manifest:media-type="image/svg+xml"/>
  <manifest:file-entry manifest:full-path="Pictures/1000020100000201000002015FD5A8276F773867.png" manifest:media-type="image/png"/>
  <manifest:file-entry manifest:full-path="Pictures/100002010000020100000201481A74DDC2C019C8.png" manifest:media-type="image/png"/>
  <manifest:file-entry manifest:full-path="Pictures/10000201000002010000020187589317A604F2B0.png" manifest:media-type="image/png"/>
  <manifest:file-entry manifest:full-path="Pictures/1000017D0000350500003505B6F67608FC14CD00.svg" manifest:media-type="image/svg+xml"/>
  <manifest:file-entry manifest:full-path="Pictures/1000020100000201000002012E2718B5D89E0E3D.png" manifest:media-type="image/png"/>
  <manifest:file-entry manifest:full-path="Pictures/100002C50000350500003505017E235B4A8F1A09.svg" manifest:media-type="image/svg+xml"/>
  <manifest:file-entry manifest:full-path="Pictures/1000026D00003505000035051B49FEF97C1499E8.svg" manifest:media-type="image/svg+xml"/>
  <manifest:file-entry manifest:full-path="Pictures/100002010000020100000201CBB011D180359FBB.png" manifest:media-type="image/png"/>
  <manifest:file-entry manifest:full-path="Pictures/10000201000002010000020159AE4357CB2CB061.png" manifest:media-type="image/png"/>
  <manifest:file-entry manifest:full-path="Pictures/100002010000020100000201A681A9A003C8A2F7.png" manifest:media-type="image/png"/>
  <manifest:file-entry manifest:full-path="Pictures/100002320000350500003505919079C9A964E222.svg" manifest:media-type="image/svg+xml"/>
  <manifest:file-entry manifest:full-path="Pictures/10000201000002010000020124E9F604A7685811.png" manifest:media-type="image/png"/>
  <manifest:file-entry manifest:full-path="Pictures/10000201000002010000020175A221819D151FE5.png" manifest:media-type="image/png"/>
  <manifest:file-entry manifest:full-path="Pictures/1000020100000201000002017089DD6E9FD2DC29.png" manifest:media-type="image/png"/>
  <manifest:file-entry manifest:full-path="Pictures/100001980000350500003505ACC1A719DF10B2B5.svg" manifest:media-type="image/svg+xml"/>
  <manifest:file-entry manifest:full-path="Pictures/10000201000002010000020175CEAF168F5E0EBC.png" manifest:media-type="image/png"/>
  <manifest:file-entry manifest:full-path="Pictures/100002CC000035050000350506DA82A09030694F.svg" manifest:media-type="image/svg+xml"/>
  <manifest:file-entry manifest:full-path="Pictures/100002620000350500003505869DCBB1B22138C2.svg" manifest:media-type="image/svg+xml"/>
  <manifest:file-entry manifest:full-path="Pictures/100004720000350500003505886F4FF5EFFB18EC.svg" manifest:media-type="image/svg+xml"/>
  <manifest:file-entry manifest:full-path="Pictures/10000201000002010000020177A51B2860287822.png" manifest:media-type="image/png"/>
  <manifest:file-entry manifest:full-path="Pictures/100003A900003505000035058C27162EB34A0B3E.svg" manifest:media-type="image/svg+xml"/>
  <manifest:file-entry manifest:full-path="Pictures/100002010000020100000201B6E65809D43E5AD4.png" manifest:media-type="image/png"/>
  <manifest:file-entry manifest:full-path="Pictures/100002080000350500003505A540C8D9AB820629.svg" manifest:media-type="image/svg+xml"/>
  <manifest:file-entry manifest:full-path="Pictures/100002CC0000350500003505020F7F7772ECD349.svg" manifest:media-type="image/svg+xml"/>
  <manifest:file-entry manifest:full-path="Pictures/10000172000035050000350554FBEAB7AAC7DCBA.svg" manifest:media-type="image/svg+xml"/>
  <manifest:file-entry manifest:full-path="Pictures/1000020100000201000002016634F050B61D5851.png" manifest:media-type="image/png"/>
  <manifest:file-entry manifest:full-path="Pictures/100001760000350500003505615D2F8F0CE7327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name="book-outline.svg" draw:style-name="gr1" draw:text-style-name="P1" draw:layer="layout" svg:width="2cm" svg:height="2cm" svg:x="12cm" svg:y="9.75cm">
          <draw:image xlink:href="Pictures/100001AF000035050000350577D7E0CFE75DA156.svg" xlink:type="simple" xlink:show="embed" xlink:actuate="onLoad" draw:mime-type="image/svg+xml">
            <text:p/>
          </draw:image>
          <draw:image xlink:href="Pictures/100002010000020100000201A681A9A003C8A2F7.png" xlink:type="simple" xlink:show="embed" xlink:actuate="onLoad" draw:mime-type="image/png"/>
          <svg:title>Book</svg:title>
        </draw:frame>
        <draw:frame draw:name="build-outline.svg" draw:style-name="gr1" draw:text-style-name="P1" draw:layer="layout" svg:width="2cm" svg:height="2cm" svg:x="4.75cm" svg:y="14.5cm">
          <draw:image xlink:href="Pictures/100002540000350500003505143370EBF44A777B.svg" xlink:type="simple" xlink:show="embed" xlink:actuate="onLoad" draw:mime-type="image/svg+xml">
            <text:p/>
          </draw:image>
          <draw:image xlink:href="Pictures/1000020100000201000002012E2718B5D89E0E3D.png" xlink:type="simple" xlink:show="embed" xlink:actuate="onLoad" draw:mime-type="image/png"/>
          <svg:title>Build</svg:title>
        </draw:frame>
        <draw:frame draw:name="bulb-outline.svg" draw:style-name="gr1" draw:text-style-name="P1" draw:layer="layout" svg:width="2cm" svg:height="2cm" svg:x="14.5cm" svg:y="11cm">
          <draw:image xlink:href="Pictures/100002320000350500003505919079C9A964E222.svg" xlink:type="simple" xlink:show="embed" xlink:actuate="onLoad" draw:mime-type="image/svg+xml">
            <text:p/>
          </draw:image>
          <draw:image xlink:href="Pictures/10000201000002010000020187589317A604F2B0.png" xlink:type="simple" xlink:show="embed" xlink:actuate="onLoad" draw:mime-type="image/png"/>
          <svg:title>Bulb</svg:title>
        </draw:frame>
        <draw:frame draw:name="cafe-outline.svg" draw:style-name="gr1" draw:text-style-name="P1" draw:layer="layout" svg:width="2cm" svg:height="2cm" svg:x="7.75cm" svg:y="11.5cm">
          <draw:image xlink:href="Pictures/1000014D0000350500003505BDB1D2533A3A6FFE.svg" xlink:type="simple" xlink:show="embed" xlink:actuate="onLoad" draw:mime-type="image/svg+xml">
            <text:p/>
          </draw:image>
          <draw:image xlink:href="Pictures/10000201000002010000020175A221819D151FE5.png" xlink:type="simple" xlink:show="embed" xlink:actuate="onLoad" draw:mime-type="image/png"/>
          <svg:title>Cafe</svg:title>
        </draw:frame>
        <draw:frame draw:name="calculator-outline.svg" draw:style-name="gr1" draw:text-style-name="P1" draw:layer="layout" svg:width="2cm" svg:height="2cm" svg:x="13.5cm" svg:y="14.5cm">
          <draw:image xlink:href="Pictures/100002C50000350500003505017E235B4A8F1A09.svg" xlink:type="simple" xlink:show="embed" xlink:actuate="onLoad" draw:mime-type="image/svg+xml">
            <text:p/>
          </draw:image>
          <draw:image xlink:href="Pictures/100002010000020100000201CBB011D180359FBB.png" xlink:type="simple" xlink:show="embed" xlink:actuate="onLoad" draw:mime-type="image/png"/>
          <svg:title>Calculator</svg:title>
        </draw:frame>
        <draw:frame draw:name="chatbubble-ellipses-outline.svg" draw:style-name="gr1" draw:text-style-name="P1" draw:layer="layout" svg:width="2cm" svg:height="2cm" svg:x="2cm" svg:y="10.5cm">
          <draw:image xlink:href="Pictures/100002E6000035050000350547C0DDCCD27000CB.svg" xlink:type="simple" xlink:show="embed" xlink:actuate="onLoad" draw:mime-type="image/svg+xml">
            <text:p/>
          </draw:image>
          <draw:image xlink:href="Pictures/100002010000020100000201481A74DDC2C019C8.png" xlink:type="simple" xlink:show="embed" xlink:actuate="onLoad" draw:mime-type="image/png"/>
          <svg:title>Chatbubble Ellipses</svg:title>
        </draw:frame>
        <draw:frame draw:name="desktop-outline.svg" draw:style-name="gr1" draw:text-style-name="P1" draw:layer="layout" svg:width="2cm" svg:height="2cm" svg:x="5.25cm" svg:y="8.75cm">
          <draw:image xlink:href="Pictures/100002620000350500003505869DCBB1B22138C2.svg" xlink:type="simple" xlink:show="embed" xlink:actuate="onLoad" draw:mime-type="image/svg+xml">
            <text:p/>
          </draw:image>
          <draw:image xlink:href="Pictures/1000020100000201000002017089DD6E9FD2DC29.png" xlink:type="simple" xlink:show="embed" xlink:actuate="onLoad" draw:mime-type="image/png"/>
          <svg:title>Desktop</svg:title>
        </draw:frame>
        <draw:frame draw:name="flask-outline.svg" draw:style-name="gr1" draw:text-style-name="P1" draw:layer="layout" svg:width="2cm" svg:height="2cm" svg:x="15.75cm" svg:y="7.75cm">
          <draw:image xlink:href="Pictures/100001980000350500003505ACC1A719DF10B2B5.svg" xlink:type="simple" xlink:show="embed" xlink:actuate="onLoad" draw:mime-type="image/svg+xml">
            <text:p/>
          </draw:image>
          <draw:image xlink:href="Pictures/10000201000002010000020175CEAF168F5E0EBC.png" xlink:type="simple" xlink:show="embed" xlink:actuate="onLoad" draw:mime-type="image/png"/>
          <svg:title>Flask</svg:title>
        </draw:frame>
        <draw:frame draw:name="headset-outline.svg" draw:style-name="gr1" draw:text-style-name="P1" draw:layer="layout" svg:width="2cm" svg:height="2cm" svg:x="5.5cm" svg:y="4.5cm">
          <draw:image xlink:href="Pictures/100002CC000035050000350506DA82A09030694F.svg" xlink:type="simple" xlink:show="embed" xlink:actuate="onLoad" draw:mime-type="image/svg+xml">
            <text:p/>
          </draw:image>
          <draw:image xlink:href="Pictures/10000201000002010000020177A51B2860287822.png" xlink:type="simple" xlink:show="embed" xlink:actuate="onLoad" draw:mime-type="image/png"/>
          <svg:title>Headset</svg:title>
        </draw:frame>
        <draw:frame draw:name="ice-cream-outline.svg" draw:style-name="gr1" draw:text-style-name="P1" draw:layer="layout" svg:width="2cm" svg:height="2cm" svg:x="2.75cm" svg:y="6.5cm">
          <draw:image xlink:href="Pictures/1000026D00003505000035051B49FEF97C1499E8.svg" xlink:type="simple" xlink:show="embed" xlink:actuate="onLoad" draw:mime-type="image/svg+xml">
            <text:p/>
          </draw:image>
          <draw:image xlink:href="Pictures/1000020100000201000002013F888DAF7B2E8364.png" xlink:type="simple" xlink:show="embed" xlink:actuate="onLoad" draw:mime-type="image/png"/>
          <svg:title>Ice Cream</svg:title>
        </draw:frame>
        <draw:frame draw:name="library-outline.svg" draw:style-name="gr1" draw:text-style-name="P1" draw:layer="layout" svg:width="2cm" svg:height="2cm" svg:x="9.5cm" svg:y="4.25cm">
          <draw:image xlink:href="Pictures/100003A900003505000035058C27162EB34A0B3E.svg" xlink:type="simple" xlink:show="embed" xlink:actuate="onLoad" draw:mime-type="image/svg+xml">
            <text:p/>
          </draw:image>
          <draw:image xlink:href="Pictures/10000201000002010000020124E9F604A7685811.png" xlink:type="simple" xlink:show="embed" xlink:actuate="onLoad" draw:mime-type="image/png"/>
          <svg:title>Library</svg:title>
        </draw:frame>
        <draw:frame draw:name="logo-dribbble.svg" draw:style-name="gr1" draw:text-style-name="P1" draw:layer="layout" svg:width="2cm" svg:height="2cm" svg:x="9.5cm" svg:y="7.5cm">
          <draw:image xlink:href="Pictures/100004720000350500003505886F4FF5EFFB18EC.svg" xlink:type="simple" xlink:show="embed" xlink:actuate="onLoad" draw:mime-type="image/svg+xml">
            <text:p/>
          </draw:image>
          <draw:image xlink:href="Pictures/100002010000020100000201B6E65809D43E5AD4.png" xlink:type="simple" xlink:show="embed" xlink:actuate="onLoad" draw:mime-type="image/png"/>
          <svg:title>Logo Dribbble</svg:title>
        </draw:frame>
        <draw:frame draw:name="musical-note-outline.svg" draw:style-name="gr1" draw:text-style-name="P1" draw:layer="layout" svg:width="2cm" svg:height="2cm" svg:x="4.5cm" svg:y="1.25cm">
          <draw:image xlink:href="Pictures/100002080000350500003505A540C8D9AB820629.svg" xlink:type="simple" xlink:show="embed" xlink:actuate="onLoad" draw:mime-type="image/svg+xml">
            <text:p/>
          </draw:image>
          <draw:image xlink:href="Pictures/10000201000002010000020159AE4357CB2CB061.png" xlink:type="simple" xlink:show="embed" xlink:actuate="onLoad" draw:mime-type="image/png"/>
          <svg:title>Musical Note</svg:title>
        </draw:frame>
        <draw:frame draw:name="musical-notes-outline.svg" draw:style-name="gr1" draw:text-style-name="P1" draw:layer="layout" svg:width="2cm" svg:height="2cm" svg:x="9.5cm" svg:y="0.75cm">
          <draw:image xlink:href="Pictures/100002CC0000350500003505020F7F7772ECD349.svg" xlink:type="simple" xlink:show="embed" xlink:actuate="onLoad" draw:mime-type="image/svg+xml">
            <text:p/>
          </draw:image>
          <draw:image xlink:href="Pictures/1000020100000201000002016634F050B61D5851.png" xlink:type="simple" xlink:show="embed" xlink:actuate="onLoad" draw:mime-type="image/png"/>
          <svg:title>Musical Notes</svg:title>
        </draw:frame>
        <draw:frame draw:name="paper-plane-outline.svg" draw:style-name="gr1" draw:text-style-name="P1" draw:layer="layout" svg:width="2cm" svg:height="2cm" svg:x="14cm" svg:y="4.25cm">
          <draw:image xlink:href="Pictures/100001760000350500003505615D2F8F0CE7327C.svg" xlink:type="simple" xlink:show="embed" xlink:actuate="onLoad" draw:mime-type="image/svg+xml">
            <text:p/>
          </draw:image>
          <draw:image xlink:href="Pictures/100002010000020100000201E94330284CF88B3A.png" xlink:type="simple" xlink:show="embed" xlink:actuate="onLoad" draw:mime-type="image/png"/>
          <svg:title>Paper Plane</svg:title>
        </draw:frame>
        <draw:frame draw:name="pencil-outline.svg" draw:style-name="gr1" draw:text-style-name="P1" draw:layer="layout" svg:width="2cm" svg:height="2cm" svg:x="9.25cm" svg:y="15cm">
          <draw:image xlink:href="Pictures/10000172000035050000350554FBEAB7AAC7DCBA.svg" xlink:type="simple" xlink:show="embed" xlink:actuate="onLoad" draw:mime-type="image/svg+xml">
            <text:p/>
          </draw:image>
          <draw:image xlink:href="Pictures/100002010000020100000201F531A71007D861AB.png" xlink:type="simple" xlink:show="embed" xlink:actuate="onLoad" draw:mime-type="image/png"/>
          <svg:title>Pencil</svg:title>
        </draw:frame>
        <draw:frame draw:name="wifi-outline.svg" draw:style-name="gr1" draw:text-style-name="P1" draw:layer="layout" svg:width="2cm" svg:height="2cm" svg:x="13.5cm" svg:y="1.5cm">
          <draw:image xlink:href="Pictures/1000017D0000350500003505B6F67608FC14CD00.svg" xlink:type="simple" xlink:show="embed" xlink:actuate="onLoad" draw:mime-type="image/svg+xml">
            <text:p/>
          </draw:image>
          <draw:image xlink:href="Pictures/1000020100000201000002015FD5A8276F773867.png" xlink:type="simple" xlink:show="embed" xlink:actuate="onLoad" draw:mime-type="image/png"/>
          <svg:title>Wifi</svg:title>
        </draw:frame>
        <draw:frame draw:name="paper-plane-outline.svg_0" draw:style-name="gr1" draw:text-style-name="P1" draw:layer="layout" svg:width="2cm" svg:height="2cm" svg:x="0.75cm" svg:y="1cm">
          <draw:image xlink:href="Pictures/100001760000350500003505615D2F8F0CE7327C.svg" xlink:type="simple" xlink:show="embed" xlink:actuate="onLoad" draw:mime-type="image/svg+xml">
            <text:p/>
          </draw:image>
          <draw:image xlink:href="Pictures/100002010000020100000201E94330284CF88B3A.png" xlink:type="simple" xlink:show="embed" xlink:actuate="onLoad" draw:mime-type="image/png"/>
          <svg:title>Paper Plane</svg:title>
        </draw:frame>
        <draw:frame draw:name="logo-dribbble.svg_0" draw:style-name="gr1" draw:text-style-name="P1" draw:layer="layout" svg:width="2cm" svg:height="2cm" svg:x="1cm" svg:y="14.75cm">
          <draw:image xlink:href="Pictures/100004720000350500003505886F4FF5EFFB18EC.svg" xlink:type="simple" xlink:show="embed" xlink:actuate="onLoad" draw:mime-type="image/svg+xml">
            <text:p/>
          </draw:image>
          <draw:image xlink:href="Pictures/100002010000020100000201B6E65809D43E5AD4.png" xlink:type="simple" xlink:show="embed" xlink:actuate="onLoad" draw:mime-type="image/png"/>
          <svg:title>Logo Dribbble</svg:title>
        </draw:frame>
        <draw:frame draw:name="headset-outline.svg_0" draw:style-name="gr1" draw:text-style-name="P1" draw:layer="layout" svg:width="2cm" svg:height="2cm" svg:x="16.75cm" svg:y="14.5cm">
          <draw:image xlink:href="Pictures/100002CC000035050000350506DA82A09030694F.svg" xlink:type="simple" xlink:show="embed" xlink:actuate="onLoad" draw:mime-type="image/svg+xml">
            <text:p/>
          </draw:image>
          <draw:image xlink:href="Pictures/10000201000002010000020177A51B2860287822.png" xlink:type="simple" xlink:show="embed" xlink:actuate="onLoad" draw:mime-type="image/png"/>
          <svg:title>Headset</svg:title>
        </draw:frame>
        <draw:frame draw:name="library-outline.svg_0" draw:style-name="gr1" draw:text-style-name="P1" draw:layer="layout" svg:width="2cm" svg:height="2cm" svg:x="17.25cm" svg:y="0.75cm">
          <draw:image xlink:href="Pictures/100003A900003505000035058C27162EB34A0B3E.svg" xlink:type="simple" xlink:show="embed" xlink:actuate="onLoad" draw:mime-type="image/svg+xml">
            <text:p/>
          </draw:image>
          <draw:image xlink:href="Pictures/10000201000002010000020124E9F604A7685811.png" xlink:type="simple" xlink:show="embed" xlink:actuate="onLoad" draw:mime-type="image/png"/>
          <svg:title>Library</svg:titl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5T22:14:08.400516948</meta:creation-date>
    <dc:date>2021-10-15T22:32:32.766667610</dc:date>
    <meta:editing-duration>PT3M28S</meta:editing-duration>
    <meta:editing-cycles>3</meta:editing-cycles>
    <meta:generator>LibreOffice/7.0.6.2$Linux_X86_64 LibreOffice_project/00$Build-2</meta:generator>
    <meta:document-statistic meta:object-count="21"/>
  </office:meta>
</office:document-meta>
</file>